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text-properties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ximilian Haen</text:p>
      <text:p text:style-name="P1"/>
      <text:p text:style-name="P1"/>
      <text:p text:style-name="P1">Als Scrum Master und zum Projekt Hinzugezogener habe ich im Allgemeinen versucht, das Team, in dem die Aufgabenverteilung sehr klar aufgegliedert war, überall da zu unterstützen, wo Hilfe von Nöten war. Teilweise im Programmierbereich, teilweise im Visual und Graphical Bereich, aber vor allem im Audioteil des Spiels. Hier übernahm ich die Aufnahmeleitung so wie die Postproduktion/ Bearbeitung der Aufnahmen.</text:p>
      <text:p text:style-name="P1">Das komplette Projekt war gespikt von Zeitproblemen (in der Terminfindung), Kommunikationsproblemen (Nicht-Erreichbarkeit einzelner Mitglieder) und vor aallem Git-Problemen, die uns mehrfach viele Stunden und Nerven gekostet haben.</text:p>
      <text:p text:style-name="P1"/>
      <text:p text:style-name="P1">Tutorial: </text:p>
      <text:p text:style-name="P1">Sound EQ: <text:a xlink:type="simple" xlink:href="https://www.youtube.com/watch?v=5EBHZWnO0kA&amp;t=69s" text:style-name="Internet_20_link" text:visited-style-name="Visited_20_Internet_20_Link">https://www.youtube.com/watch?v=5EBHZWnO0kA&amp;t=69s</text:a></text:p>
      <text:p text:style-name="P1">Allgemeine Skripthilfe: <text:a xlink:type="simple" xlink:href="https://docs.unity3d.com/ScriptReference/" text:style-name="Internet_20_link" text:visited-style-name="Visited_20_Internet_20_Link">https://docs.unity3d.com/ScriptReference/</text:a></text:p>
      <text:p text:style-name="P1"/>
      <text:p text:style-name="P1">Assets wurden vollständig von mir erzeugt.</text:p>
      <text:p text:style-name="P1">Allein die Spielmusik wurde von Fabian Merks komponiert und aufgen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Haen</meta:initial-creator>
    <meta:creation-date>2018-02-25T11:51:30.66</meta:creation-date>
    <dc:date>2018-02-25T22:34:20.50</dc:date>
    <dc:creator>Max Haen</dc:creator>
    <meta:editing-duration>PT4H42M32S</meta:editing-duration>
    <meta:editing-cycles>2</meta:editing-cycles>
    <meta:generator>OpenOffice/4.1.3$Win32 OpenOffice.org_project/413m1$Build-9783</meta:generator>
    <meta:document-statistic meta:table-count="0" meta:image-count="0" meta:object-count="0" meta:page-count="1" meta:paragraph-count="8" meta:word-count="111" meta:character-count="904"/>
  </office:meta>
</office:document-meta>
</file>